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23d39c"/>
    </style:style>
    <style:style style:name="P4" style:family="paragraph" style:parent-style-name="Standard">
      <style:text-properties officeooo:paragraph-rsid="002545d2"/>
    </style:style>
    <style:style style:name="P5" style:family="paragraph" style:parent-style-name="Standard">
      <style:text-properties officeooo:paragraph-rsid="00261821"/>
    </style:style>
    <style:style style:name="P6" style:family="paragraph" style:parent-style-name="Standard">
      <style:text-properties officeooo:paragraph-rsid="002545d2" fo:background-color="#ffff00"/>
    </style:style>
    <style:style style:name="P7" style:family="paragraph" style:parent-style-name="Standard">
      <style:text-properties officeooo:paragraph-rsid="002545d2" fo:background-color="#ffff00"/>
    </style:style>
    <style:style style:name="P8" style:family="paragraph" style:parent-style-name="Standard">
      <style:text-properties officeooo:paragraph-rsid="002545d2" fo:background-color="transparent"/>
    </style:style>
    <style:style style:name="P9" style:family="paragraph" style:parent-style-name="Footer">
      <style:paragraph-properties fo:text-align="start" style:justify-single-word="false"/>
    </style:style>
    <style:style style:name="T1" style:family="text">
      <style:text-properties officeooo:rsid="0023d39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3d39c"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aa3e" style:font-weight-asian="bold" style:font-weight-complex="bold"/>
    </style:style>
    <style:style style:name="T6" style:family="text">
      <style:text-properties officeooo:rsid="002618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I</text:span><text:span text:style-name="T4">nstrucciones</text:span>: </text:p>
      <text:p text:style-name="P3">Marque con <text:span text:style-name="T1">el </text:span><text:span text:style-name="T3">color amarillo</text:span><text:span text:style-name="T2"> </text:span>la opción que considere correcta. Solo una respuesta es correcta por pregunta. <text:span text:style-name="T1">Integra la fuente (URL de dónde averiguaste la respuesta) de la respuesta para que tus compañeros puedan cotejar </text:span></text:p>
      <text:p text:style-name="P4">¿Qué tipo de conector se utiliza comúnmente en impresoras y escáneres para la conexión a una computadora?</text:p>
      <text:p text:style-name="P4">a) USB Type-A.</text:p>
      <text:p text:style-name="P4">b) USB Micro-B.</text:p>
      <text:p text:style-name="P4">c) <text:span text:style-name="T2">USB Type-B</text:span>.</text:p>
      <text:p text:style-name="P4">d) USB-C.</text:p>
      <text:p text:style-name="P4"/>
      <text:p text:style-name="P4">. <text:a xlink:type="simple" xlink:href="https://bricoelige.com/blog/tipos-de-cables-usb/#:~:text=Cable%20USB%20B%3A%20Este%20cable,extra%20en%20su%20parte%20superior" text:style-name="Internet_20_link" text:visited-style-name="Visited_20_Internet_20_Link">https://bricoelige.com/blog/tipos-de-cables-usb/#:~:text=Cable%20USB%20B%3A%20Este%20cable,extra%20en%20su%20parte%20superior</text:a></text:p>
      <text:p text:style-name="P4"/>
      <text:p text:style-name="P4">¿Cuál es la principal diferencia entre USB 3.0 y USB 3.1?</text:p>
      <text:p text:style-name="P4">a) <text:span text:style-name="T2">La velocidad de transferencia de datos.</text:span></text:p>
      <text:p text:style-name="P4">b) El tamaño del conector.</text:p>
      <text:p text:style-name="P4">c) La reversibilidad del conector.</text:p>
      <text:p text:style-name="P4">d) La compatibilidad con dispositivos Apple.</text:p>
      <text:p text:style-name="P4"/>
      <text:p text:style-name="P4"><text:a xlink:type="simple" xlink:href="https://www.profesionalreview.com/2018/11/28/usb-3-0-vs-usb-3-1/" text:style-name="Internet_20_link" text:visited-style-name="Visited_20_Internet_20_Link">https://www.profesionalreview.com/2018/11/28/usb-3-0-vs-usb-3-1/</text:a> </text:p>
      <text:p text:style-name="P4"/>
      <text:p text:style-name="P4">¿Cuál de las siguientes afirmaciones es correcta sobre USB 3.2?</text:p>
      <text:p text:style-name="P4">a) <text:span text:style-name="T2">Introduce velocidades de transferencia de hasta 20 Gbps</text:span>.</text:p>
      <text:p text:style-name="P4">b) Utiliza únicamente conectores USB Type-C.</text:p>
      <text:p text:style-name="P4">c) Es una versión más antigua que USB 2.0.</text:p>
      <text:p text:style-name="P4">d) No es compatible con la carga de dispositivos.</text:p>
      <text:p text:style-name="P4"/>
      <text:p text:style-name="P4"><text:a xlink:type="simple" xlink:href="https://www.kingston.com/es/blog/personal-storage/usb-3-2-gen2x2#:~:text=USB%203.2%20Gen%202x2%20aprovecha,transferencia%20teórica%20de%2020%20Gbps" text:style-name="Internet_20_link" text:visited-style-name="Visited_20_Internet_20_Link">https://www.kingston.com/es/blog/personal-storage/usb-3-2-gen2x2#:~:text=USB%203.2%20Gen%202x2%20aprovecha,transferencia%20te%C3%B3rica%20de%2020%20Gbps</text:a>. </text:p>
      <text:p text:style-name="P4"/>
      <text:p text:style-name="P4">¿Cuál es la función principal del protocolo USB Mass Storage Class (MSC)?</text:p>
      <text:p text:style-name="P4">a) Proporcionar energía para la carga rápida de dispositivos.</text:p>
      <text:p text:style-name="P4">b) Soportar dispositivos de entrada, como teclados y ratones.</text:p>
      <text:p text:style-name="P4">c) <text:span text:style-name="T2">Establecer estándares para la conexión de dispositivos de almacenamiento.</text:span></text:p>
      <text:p text:style-name="P4">d) Facilitar la conexión inalámbrica.</text:p>
      <text:p text:style-name="P4"/>
      <text:p text:style-name="P4">https://www.sony.es/electronics/support/articles/00096472</text:p>
      <text:p text:style-name="P4"/>
      <text:p text:style-name="P4">¿Cuál es la función principal de un conector PS/2?</text:p>
      <text:p text:style-name="P4">a) Conectar dispositivos de almacenamiento externo.</text:p>
      <text:p text:style-name="P4">b) Proporcionar energía para la carga de dispositivos móviles.</text:p>
      <text:p text:style-name="P4">c) <text:span text:style-name="T2">Conectar periféricos de entrada, como teclados y ratones.</text:span></text:p>
      <text:p text:style-name="P4">d) Transmitir señales de audio.</text:p>
      <text:p text:style-name="P4"/>
      <text:p text:style-name="P4">https://www.xataka.com/basics/puerto-ps-2-que-sirve#:~:text=Qu%C3%A9%20es%20y%20para%20qu%C3%A9%20sirve%20el%20PS%2F2&amp;text=Se%20trata%20de%20un%20puerto%20dise<text:soft-page-break/>%C3%B1ado%20para%20conectar%20teclados%20y,conectores%20dise%C3%B1ados%20para%20esta%20funci%C3%B3n.</text:p>
      <text:p text:style-name="P4"/>
      <text:p text:style-name="P4">¿Qué tipo de dispositivo suele utilizar un puerto COM (Puerto de Comunicaciones)?</text:p>
      <text:p text:style-name="P4">a) <text:span text:style-name="T2">Impresoras.</text:span></text:p>
      <text:p text:style-name="P4">b) Monitores.</text:p>
      <text:p text:style-name="P4">c) Tarjetas de sonido.</text:p>
      <text:p text:style-name="P4">d) Cámaras digitales.</text:p>
      <text:p text:style-name="P4"/>
      <text:p text:style-name="P4"><text:a xlink:type="simple" xlink:href="https://es.wikipedia.org/wiki/Puerto_serie#:~:text=El%20puerto%20serie%20RS%2D232,y%20módems%20pasando%20por%20mouses" text:style-name="Internet_20_link" text:visited-style-name="Visited_20_Internet_20_Link">https://es.wikipedia.org/wiki/Puerto_serie#:~:text=El%20puerto%20serie%20RS%2D232,y%20m%C3%B3dems%20pasando%20por%20mouses</text:a>. </text:p>
      <text:p text:style-name="P4"/>
      <text:p text:style-name="P4">¿Cuántos pines tiene un puerto COM estándar?</text:p>
      <text:p text:style-name="P4">a) <text:span text:style-name="T2">9.</text:span></text:p>
      <text:p text:style-name="P4">b) 15.</text:p>
      <text:p text:style-name="P4">c) 25.</text:p>
      <text:p text:style-name="P4">d) 7.</text:p>
      <text:p text:style-name="P4"/>
      <text:p text:style-name="P4"><text:a xlink:type="simple" xlink:href="http://isa.uniovi.es/domotica/Temas/T3/T3P1-PuertoSerie.htm" text:style-name="Internet_20_link" text:visited-style-name="Visited_20_Internet_20_Link">http://isa.uniovi.es/domotica/Temas/T3/T3P1-PuertoSerie.htm</text:a></text:p>
      <text:p text:style-name="P4"/>
      <text:p text:style-name="P4">¿Cuál es la función principal de un puerto LPT (Puerto Paralelo)?</text:p>
      <text:p text:style-name="P4">a) Conectar dispositivos de almacenamiento externo.</text:p>
      <text:p text:style-name="P4">b) Transmitir señales de audio de alta calidad.</text:p>
      <text:p text:style-name="P8">c) Conectar periféricos de entrada, como teclados y ratones.</text:p>
      <text:p text:style-name="P7">d) Conectar impresoras y escáneres.</text:p>
      <text:p text:style-name="P4"/>
      <text:p text:style-name="P4"><text:a xlink:type="simple" xlink:href="https://www.profesionalreview.com/2020/02/22/puerto-paralelo-que-es/#:~:text=El%20puerto%20paralelo%20es%20un,cantidad%20de%20contactos%20o%20cables" text:style-name="Internet_20_link" text:visited-style-name="Visited_20_Internet_20_Link">https://www.profesionalreview.com/2020/02/22/puerto-paralelo-que-es/#:~:text=El%20puerto%20paralelo%20es%20un,cantidad%20de%20contactos%20o%20cables</text:a>.</text:p>
      <text:p text:style-name="P4"/>
      <text:p text:style-name="P4">¿Qué tipo de dispositivo suele utilizar un conector IEEE 1394 (FireWire)?</text:p>
      <text:p text:style-name="P4">a) Impresoras.</text:p>
      <text:p text:style-name="P4">b) <text:span text:style-name="T2">Discos duros externos.</text:span></text:p>
      <text:p text:style-name="P4">c) Teclados y ratones.</text:p>
      <text:p text:style-name="P4">d) Monitores.</text:p>
      <text:p text:style-name="P4"/>
      <text:p text:style-name="P4"><text:a xlink:type="simple" xlink:href="https://www.xataka.com/basics/firewire-que-que-tipos-hay-cuales-sus-caracteristicas#:~:text=El%20FireWire%2C%20también%20conocido%20por,discos%20duros%20o%20cámaras%20digitales" text:style-name="Internet_20_link" text:visited-style-name="Visited_20_Internet_20_Link">https://www.xataka.com/basics/firewire-que-que-tipos-hay-cuales-sus-caracteristicas#:~:text=El%20FireWire%2C%20tambi%C3%A9n%20conocido%20por,discos%20duros%20o%20c%C3%A1maras%20digitales</text:a>.</text:p>
      <text:p text:style-name="P4"/>
      <text:p text:style-name="P4">¿Cuál es la principal característica del conector IEEE 1394 (FireWire)?</text:p>
      <text:p text:style-name="P4">a) <text:span text:style-name="T2">Alta velocidad de transferencia y conexión en cadena.</text:span></text:p>
      <text:p text:style-name="P4">b) Reversibilidad del conector.</text:p>
      <text:p text:style-name="P4">c) Conector pequeño y reversible.</text:p>
      <text:p text:style-name="P4">d) Uso exclusivo en dispositivos Apple.</text:p>
      <text:p text:style-name="P4"/>
      <text:p text:style-name="P4"><text:soft-page-break/>https://www.xataka.com/basics/firewire-que-que-tipos-hay-cuales-sus-caracteristicas#:~:text=El%20FireWire%2C%20tambi%C3%A9n%20conocido%20por,discos%20duros%20o%20c%C3%A1maras%20digitales.</text:p>
      <text:p text:style-name="P4"/>
      <text:p text:style-name="P4">¿Cuántos pines tiene un conector IEEE 1394 (FireWire) de 6 pines?</text:p>
      <text:p text:style-name="P4">a) 4.</text:p>
      <text:p text:style-name="P4">b) <text:span text:style-name="T2">6.</text:span></text:p>
      <text:p text:style-name="P4">c) 9.</text:p>
      <text:p text:style-name="P4">d) 12.</text:p>
      <text:p text:style-name="P4"/>
      <text:p text:style-name="P4"/>
      <text:p text:style-name="P4">https://www.xataka.com/basics/firewire-que-que-tipos-hay-cuales-sus-caracteristicas#:~:text=FireWire%20400%20(IEEE%201394)%3A,%2Fs%20(400%20Mbps).</text:p>
      <text:p text:style-name="P4"/>
      <text:p text:style-name="P4">¿Cuál es la función principal del conector Thunderbolt?</text:p>
      <text:p text:style-name="P4">a) Conectar dispositivos de almacenamiento externo.</text:p>
      <text:p text:style-name="P4">b) Transmitir señales de audio de alta calidad.</text:p>
      <text:p text:style-name="P4">c) Proporcionar energía para la carga de dispositivos móviles.</text:p>
      <text:p text:style-name="P4">d)<text:span text:style-name="T2"> Alta velocidad de transferencia y conexión en cadena.</text:span></text:p>
      <text:p text:style-name="P4"><text:span text:style-name="T2"/></text:p>
      <text:p text:style-name="P6">https://www.geeknetic.es/Thunderbolt/que-es-y-para-que-sirve</text:p>
      <text:p text:style-name="P4"/>
      <text:p text:style-name="P4">¿Cuántos pines tiene un conector Thunderbolt 3?</text:p>
      <text:p text:style-name="P4">a) 8.</text:p>
      <text:p text:style-name="P4">b) 12.</text:p>
      <text:p text:style-name="P4">c) 16.</text:p>
      <text:p text:style-name="P4">d) <text:span text:style-name="T2">24.</text:span></text:p>
      <text:p text:style-name="P4"><text:span text:style-name="T2"/></text:p>
      <text:p text:style-name="P4">https://recoverit.wondershare.es/usb-tips/thunderbolt-vs-usb-c.html</text:p>
      <text:p text:style-name="P4"/>
      <text:p text:style-name="P4">¿Qué tipo de dispositivo suele utilizar un conector PS/2 de 6 pines?</text:p>
      <text:p text:style-name="P4">a) Impresoras.</text:p>
      <text:p text:style-name="P4">b) Monitores.</text:p>
      <text:p text:style-name="P4">c) <text:span text:style-name="T2">Teclados y ratones.</text:span></text:p>
      <text:p text:style-name="P4">d) Cámaras digitales.</text:p>
      <text:p text:style-name="P4"/>
      <text:p text:style-name="P4"><text:a xlink:type="simple" xlink:href="https://www.xataka.com/basics/puerto-ps-2-que-sirve#:~:text=Qué%20es%20y%20para%20qué%20sirve%20el%20PS%2F2&amp;text=Se%20trata%20de%20un%20puerto%20diseñado%20para%20conectar%20teclados%20y,conectores%20diseñados%20para%20esta%20función" text:style-name="Internet_20_link" text:visited-style-name="Visited_20_Internet_20_Link">https://www.xataka.com/basics/puerto-ps-2-que-sirve#:~:text=Qu%C3%A9%20es%20y%20para%20qu%C3%A9%20sirve%20el%20PS%2F2&amp;text=Se%20trata%20de%20un%20puerto%20dise%C3%B1ado%20para%20conectar%20teclados%20y,conectores%20dise%C3%B1ados%20para%20esta%20funci%C3%B3n</text:a>.</text:p>
      <text:p text:style-name="P4"/>
      <text:p text:style-name="P4">¿Cuál es la función principal de un puerto COM en una computadora?</text:p>
      <text:p text:style-name="P4">a) Conectar dispositivos de red.</text:p>
      <text:p text:style-name="P4">b) Facilitar la carga de dispositivos móviles.</text:p>
      <text:p text:style-name="P4">c) <text:span text:style-name="T2">Proporcionar comunicación serial con periféricos.</text:span></text:p>
      <text:p text:style-name="P4">d) Transmitir señales de video.</text:p>
      <text:p text:style-name="P4"/>
      <text:p text:style-name="P4"><text:soft-page-break/>https://es.wikipedia.org/wiki/Puerto_serie#:~:text=El%20puerto%20serie%20RS%2D232,y%20m%C3%B3dems%20pasando%20por%20mouses.</text:p>
      <text:p text:style-name="P4"/>
      <text:p text:style-name="P4">¿Cuántos pines tiene un conector LPT de 25 pines?</text:p>
      <text:p text:style-name="P4">a) 9.</text:p>
      <text:p text:style-name="P4">b) 15.</text:p>
      <text:p text:style-name="P4">c) <text:span text:style-name="T2">25.</text:span></text:p>
      <text:p text:style-name="P4">d) 7.</text:p>
      <text:p text:style-name="P4"/>
      <text:p text:style-name="P4">http://etitudela.com/fpm/comind/downloads/elpuertoparalelo.pdf</text:p>
      <text:p text:style-name="P4"/>
      <text:p text:style-name="P4">¿Qué tipo de dispositivo suele utilizar un conector IEEE 1394 de 9 pines?</text:p>
      <text:p text:style-name="P4">a) Impresoras.</text:p>
      <text:p text:style-name="P4">b) <text:span text:style-name="T2">Discos duros externos.</text:span></text:p>
      <text:p text:style-name="P4">c) Teclados y ratones.</text:p>
      <text:p text:style-name="P4">d) Monitores.</text:p>
      <text:p text:style-name="P4"/>
      <text:p text:style-name="P4"><text:a xlink:type="simple" xlink:href="https://www.xataka.com/basics/firewire-que-que-tipos-hay-cuales-sus-caracteristicas#:~:text=El%20FireWire%2C%20también%20conocido%20por,discos%20duros%20o%20cámaras%20digitales" text:style-name="Internet_20_link" text:visited-style-name="Visited_20_Internet_20_Link">https://www.xataka.com/basics/firewire-que-que-tipos-hay-cuales-sus-caracteristicas#:~:text=El%20FireWire%2C%20tambi%C3%A9n%20conocido%20por,discos%20duros%20o%20c%C3%A1maras%20digitales</text:a>.</text:p>
      <text:p text:style-name="P4"/>
      <text:p text:style-name="P4">¿Cuál es la función principal de un conector Thunderbolt en una computadora?</text:p>
      <text:p text:style-name="P4">a) Conectar dispositivos de red.</text:p>
      <text:p text:style-name="P4">b) Proporcionar comunicación serial con periféricos.</text:p>
      <text:p text:style-name="P4">c) <text:span text:style-name="T2">Alta velocidad de transferencia y conexión en cadena.</text:span></text:p>
      <text:p text:style-name="P4">d) Transmitir señales de audio de alta calidad.</text:p>
      <text:p text:style-name="P4"/>
      <text:p text:style-name="P4">https://support.apple.com/es-co/guide/mac-help/mh35952/mac#:~:text=Puedes%20usar%20el%20puerto%20Thunderbolt,%2C%20DVI%2C%20HDMI%20o%20VGA.</text:p>
      <text:p text:style-name="P4">¿Cuántos pines tiene un conector PS/2 de 4 pines? <text:span text:style-name="T6">NO EXISTE</text:span></text:p>
      <text:p text:style-name="P4">a) 4.</text:p>
      <text:p text:style-name="P4">b) 6.</text:p>
      <text:p text:style-name="P4">c) 9.</text:p>
      <text:p text:style-name="P4">d) 12.</text:p>
      <text:p text:style-name="P4">https://www.profesionalreview.com/2018/12/13/puerto-ps-2/</text:p>
      <text:p text:style-name="P4"/>
      <text:p text:style-name="P4">¿Qué tipo de dispositivo suele utilizar un puerto COM de 25 pines?</text:p>
      <text:p text:style-name="P4">a) <text:span text:style-name="T2">Impresoras.</text:span></text:p>
      <text:p text:style-name="P4">b) Monitores.</text:p>
      <text:p text:style-name="P4">c) Tarjetas de sonido.</text:p>
      <text:p text:style-name="P4">d) Cámaras digitales.</text:p>
      <text:p text:style-name="P4"/>
      <text:p text:style-name="P4">http://palseas.freecluster.eu/Apuntes/Puertos_de%20_comunicacion.pdf?i=1</text:p>
      <text:p text:style-name="P4"/>
      <text:p text:style-name="P4">¿Cuál es la función principal de un puerto LPT en una computadora?</text:p>
      <text:p text:style-name="P4">a) Conectar dispositivos de red.</text:p>
      <text:p text:style-name="P4">b) Transmitir señales de video.</text:p>
      <text:p text:style-name="P4"><text:soft-page-break/>c) Conectar impresoras y escáneres.</text:p>
      <text:p text:style-name="P4">d) <text:span text:style-name="T2">Proporcionar comunicación serial con periféricos.</text:span></text:p>
      <text:p text:style-name="P4"><text:span text:style-name="T2"/></text:p>
      <text:p text:style-name="P4">https://polaridad.es/puerto-paralelo-de-la-computadora/#:~:text=El%20puerto%20paralelo%20es%20una%20conexi%C3%B3n%20f%C3%ADsica%20en%20la%20computadora,m%C3%BAltiples%20bits%20al%20mismo%20tiempo.</text:p>
      <text:p text:style-name="P4"/>
      <text:p text:style-name="P4">¿Cuántos pines tiene un conector IEEE 1394 de 4 pines?</text:p>
      <text:p text:style-name="P4">a) <text:span text:style-name="T2">4.</text:span></text:p>
      <text:p text:style-name="P4">b) 6.</text:p>
      <text:p text:style-name="P4">c) 9.</text:p>
      <text:p text:style-name="P4">d) 12.</text:p>
      <text:p text:style-name="P4"/>
      <text:p text:style-name="P4">https://es.wikipedia.org/wiki/IEEE_1394</text:p>
      <text:p text:style-name="P4"/>
      <text:p text:style-name="P4">¿Qué tipo de dispositivo suele utilizar un conector Thunderbolt 2?</text:p>
      <text:p text:style-name="P4">a) Impresoras.</text:p>
      <text:p text:style-name="P4">b) Discos duros externos.</text:p>
      <text:p text:style-name="P4">c) Teclados y ratones.</text:p>
      <text:p text:style-name="P4">d) <text:span text:style-name="T2">Monitores.</text:span></text:p>
      <text:p text:style-name="P4"/>
      <text:p text:style-name="P4">https://www.avast.com/es-es/c-thunderbolt-vs-usb-c#:~:text=Los%20puertos%20y%20la%20tecnolog%C3%ADa,ahora%20compatible%20con%20USB%2DC.</text:p>
      <text:p text:style-name="P4"/>
      <text:p text:style-name="P4">¿Cuántos pines tiene un conector PS/2 de 6 pines?</text:p>
      <text:p text:style-name="P4">a) 4.</text:p>
      <text:p text:style-name="P4">b) <text:span text:style-name="T2">6.</text:span></text:p>
      <text:p text:style-name="P4">c) 9.</text:p>
      <text:p text:style-name="P4">d) 12.</text:p>
      <text:p text:style-name="P4"/>
      <text:p text:style-name="P4">https://www.xataka.com/basics/puerto-ps-2-que-sirve#:~:text=El%20nombre%20PS%2F2%20se,una%20clavija%20en%20el%20centro.</text:p>
      <text:p text:style-name="P4"/>
      <text:p text:style-name="P4">¿Cuál es la función principal de un conector COM en una computadora?</text:p>
      <text:p text:style-name="P4">a) Conectar dispositivos de almacenamiento externo.</text:p>
      <text:p text:style-name="P4">b) <text:span text:style-name="T2">Proporcionar comunicación serial con periféricos.</text:span></text:p>
      <text:p text:style-name="P4">c) Transmitir señales de audio de alta calidad.</text:p>
      <text:p text:style-name="P4">d) Facilitar la carga de dispositivos móviles.</text:p>
      <text:p text:style-name="P4">https://tecnologia-facil.com/que-es/que-funcion-cumple-cada-conector-de-la-computadora/</text:p>
      <text:p text:style-name="P4"/>
      <text:p text:style-name="P4">¿Cuántos pines tiene un conector LPT de 9 pines?</text:p>
      <text:p text:style-name="P4">a) 4.</text:p>
      <text:p text:style-name="P4">b) 6.</text:p>
      <text:p text:style-name="P4">c) <text:span text:style-name="T2">9.</text:span></text:p>
      <text:p text:style-name="P4">d) 12.</text:p>
      <text:p text:style-name="P4"/>
      <text:p text:style-name="P4">http://palseas.freecluster.eu/Apuntes/Puertos_de%20_comunicacion.pdf</text:p>
      <text:p text:style-name="P4"><text:soft-page-break/></text:p>
      <text:p text:style-name="P4">https://www.eltima.com/es/article/9-pin-serial-port.html#:~:text=El%20RS232C%20DE%2D9%2C%20a,la%20transmisi%C3%B3n%20de%20datos%20serie.</text:p>
      <text:p text:style-name="P4"/>
      <text:p text:style-name="P4">¿Qué tipo de dispositivo suele utilizar un puerto COM de 9 pines?</text:p>
      <text:p text:style-name="P4">a) <text:span text:style-name="T2">Impresoras.</text:span></text:p>
      <text:p text:style-name="P4">b) Monitores.</text:p>
      <text:p text:style-name="P4">c) <text:span text:style-name="T6">tarjetas de sonido </text:span></text:p>
      <text:p text:style-name="P4">d) Cámaras digitales.</text:p>
      <text:p text:style-name="P4"/>
      <text:p text:style-name="P5">%C3%B1ado%20para%20conectar%20teclados%20y,conectores%20dise%C3%B1ados%20para%20esta%20funci%C3%B3n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5</text:page-number><text:s/>/ <text:page-count>6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6</text:page-number><text:s/>/ <text:page-count>6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5:45:19.105657287</meta:creation-date>
    <dc:date>2024-01-12T11:29:08.617000000</dc:date>
    <meta:editing-duration>PT8H53M18S</meta:editing-duration>
    <meta:editing-cycles>16</meta:editing-cycles>
    <meta:generator>LibreOffice/7.6.2.1$Windows_X86_64 LibreOffice_project/56f7684011345957bbf33a7ee678afaf4d2ba333</meta:generator>
    <meta:document-statistic meta:table-count="0" meta:image-count="0" meta:object-count="0" meta:page-count="6" meta:paragraph-count="168" meta:word-count="826" meta:character-count="8207" meta:non-whitespace-character-count="7543"/>
  </office:meta>
</office:document-meta>
</file>